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521cm" style:rel-column-width="13574*"/>
    </style:style>
    <style:style style:name="Tabelle1.B" style:family="table-column">
      <style:table-column-properties style:column-width="3.995cm" style:rel-column-width="15404*"/>
    </style:style>
    <style:style style:name="Tabelle1.C" style:family="table-column">
      <style:table-column-properties style:column-width="9.483cm" style:rel-column-width="36557*"/>
    </style:style>
    <style:style style:name="Tabelle1.A1" style:family="table-cell">
      <style:table-cell-properties fo:padding="0cm" fo:border="none"/>
    </style:style>
    <style:style style:name="Tabelle2" style:family="table">
      <style:table-properties style:width="16.999cm" table:align="margins"/>
    </style:style>
    <style:style style:name="Tabelle2.A" style:family="table-column">
      <style:table-column-properties style:column-width="3.494cm" style:rel-column-width="13472*"/>
    </style:style>
    <style:style style:name="Tabelle2.B" style:family="table-column">
      <style:table-column-properties style:column-width="3.995cm" style:rel-column-width="15404*"/>
    </style:style>
    <style:style style:name="Tabelle2.C" style:family="table-column">
      <style:table-column-properties style:column-width="9.509cm" style:rel-column-width="36659*"/>
    </style:style>
    <style:style style:name="Tabelle2.A1" style:family="table-cell">
      <style:table-cell-properties fo:padding="0cm" fo:border="none"/>
    </style:style>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_20_indent">
      <style:paragraph-properties fo:margin-left="0cm" fo:margin-right="0cm" fo:text-indent="0cm" style:auto-text-indent="false"/>
      <style:text-properties style:font-name="Courier New1" fo:font-size="10pt" style:font-size-asian="10pt" style:font-size-complex="10pt"/>
    </style:style>
    <style:style style:name="P8" style:family="paragraph" style:parent-style-name="Text_20_body">
      <style:text-properties style:font-name="Courier New1" fo:font-size="10pt" style:font-size-asian="10pt" style:font-size-complex="10pt"/>
    </style:style>
    <style:style style:name="P9" style:family="paragraph" style:parent-style-name="Sourcecode">
      <style:text-properties fo:font-weight="bold" style:font-weight-asian="bold" style:font-weight-complex="bold"/>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Sunday, April 22, 2007</text:modification-date></text:p>
      <text:p text:style-name="P2"/>
      <text:p text:style-name="P2">This book is a WORK IN PROGRESS. Do not consider it a finished work.</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Book<text:tab/>3</text:p>
          <text:p text:style-name="P5">More Documentation on hamsterdb<text:tab/>3</text:p>
          <text:p text:style-name="P5">Obtaining the Most Recent Versions<text:tab/>3</text:p>
          <text:p text:style-name="P5">hamsterdb Licensing<text:tab/>3</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Database<text:tab/>6</text:p>
          <text:p text:style-name="P4">Opening a Database<text:tab/>6</text:p>
          <text:p text:style-name="P4">Overwriting the Comparison Function<text:tab/>6</text:p>
          <text:p text:style-name="P4">Inserting Database Items<text:tab/>8</text:p>
          <text:p text:style-name="P4">Deleting Database Items<text:tab/>8</text:p>
          <text:p text:style-name="P4">Looking up Database Items<text:tab/>8</text:p>
          <text:p text:style-name="P4">Working with Database Cursors<text:tab/>8</text:p>
          <text:p text:style-name="P5">Creating a Database Cursor<text:tab/>8</text:p>
          <text:p text:style-name="P5">Moving Database Cursors<text:tab/>8</text:p>
          <text:p text:style-name="P5">Inserting Database Items with Cursors<text:tab/>8</text:p>
          <text:p text:style-name="P5">Replacing Database Items with Cursors<text:tab/>8</text:p>
          <text:p text:style-name="P5">Looking up Database Items with Cursors<text:tab/>8</text:p>
          <text:p text:style-name="P5">Deleting Database Items with Cursors<text:tab/>8</text:p>
          <text:p text:style-name="P5">Closing a Database Cursor<text:tab/>8</text:p>
          <text:p text:style-name="P4">Close a Database<text:tab/>8</text:p>
          <text:p text:style-name="P4">Appendix I: The GNU General Public License<text:tab/>8</text:p>
          <text:p text:style-name="P4">Appendix II: The GNU Free Documentation License<text:tab/>8</text:p>
          <text:p text:style-name="P4">General Index<text:tab/>8</text:p>
        </text:index-body>
      </text:table-of-content>
      <text:p text:style-name="P2"/>
      <text:h text:style-name="P6" text:outline-level="1">Introduction</text:h>
      <text:h text:style-name="Heading_20_2" text:outline-level="2">What is hamsterdb?</text:h>
      <text:p text:style-name="P2">hamsterdb is a lightweight embedded database engine. Being "lightweight" describes the strength and the limitation of hamsterdb. It is very fast, but supports only a few operations. It is embeddable, and therefore does not need external dependencies like an SQL server. And it is just a database engine, but not a database management system (DBMS) - it has no relational functions or other features provided by SQL.</text:p>
      <text:h text:style-name="Heading_20_2" text:outline-level="2">Material Covered</text:h>
      <text:p text:style-name="P2">This document applies to hamsterdb version 0.4.2. The author will try to update the book whenever API changes occur. So far, the API of hamsterdb has been very stable, therefore this tutorial should also work with other versions of hamsterdb.</text:p>
      <text:h text:style-name="Heading_20_2" text:outline-level="2">Conventions Used in this Book</text:h>
      <text:p text:style-name="P2">In this text, a variety of conventions are used to explain the material. Certain typographical and display elements are used for didactic purposes.</text:p>
      <text:p text:style-name="P2">Any C/C++ code that is included directly in flowing text appears like this: <text:span text:style-name="T1">int i = 5</text:span>. Any operating system commands discussed in flowing text appear like this: <text:span text:style-name="T2">make install</text:span>. Operating system files that are discussed directly in the flowing text appear like this: <text:span text:style-name="T2">file.txt</text:span>. When a technical term of particular importance is first introduced and explained, it appears in emphasized text, like this: <text:span text:style-name="T3">an important term</text:span>.</text:p>
      <text:p text:style-name="P2">Although the programming examples and declarations usually are C code, the author sometimes uses the C++ comment operator <text:span text:style-name="T1">//</text:span> for brevity.</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as you read this book.</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http://www.hamsterdb.com/?page=doc</text:a>, and unlike this tutorial, it covers the API in full detail.</text:p>
      <text:h text:style-name="Heading_20_2" text:outline-level="2">Obtaining the Most Recent Versions</text:h>
      <text:p text:style-name="P2">This book is still under development. The most recent version of this document, of the hamsterdb library and the hamsterdb API documentation can be obtaine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is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for you, then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how to use a database cursor to enumerate all items or how to insert or delete items using cursors. But before hamsterdb can be used, it has to be configured, compiled and installed. These steps are described in this chapter.</text:p>
      <text:p text:style-name="P2">hamsterdb is written in ANSI-C and therefore can be compiled on nearly every available C compiler. </text:p>
      <text:h text:style-name="Heading_20_2" text:outline-level="2">Building for UNIX/POSIX systems</text:h>
      <text:p text:style-name="P2">hamsterdb uses the GNU autotools for the build process. Compiling and installing therefore is as simple as it can get. After downloading the sources, unpack them with the following command:</text:p>
      <text:p text:style-name="P2">$<text:span text:style-name="T2"> tar -zxvf hamsterdb-v.v.v.tar.gz</text:span></text:p>
      <text:p text:style-name="P2">This command creates a subdirectory hamsterdb-v.v.v with all sources. <text:span text:style-name="T2">cd</text:span> to that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el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hamsterdb comes with Solution files for Microsoft Visual C++ 5.0 (Visual Studio 8). A free Express Edition with limited functionality can be downloaded from Microsoft;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then open the Solution file in Visual Studio 8. You find it in the subdirectory <text:span text:style-name="T2">win32/hamsterdb</text:span>. It contains several projects: some examples and the project <text:span text:style-name="T3">dll</text:span> (building a dynamic library) and <text:span text:style-name="T3">lib</text:span> (building a static library). Build one (or both) of those projects to compil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and <text:span text:style-name="T2">src/os_posix.c</text:span>. Please get in touch with the author of hamsterdb to get help with these topics.</text:p>
      <text:h text:style-name="Heading_20_1" text:outline-level="1">Creating a Database</text:h>
      <text:p text:style-name="P2">Creating a database is a two-step process. First, we have to allocate a database handle with <text:span text:style-name="T4">ham_new</text:span>. Second, we use this handle to create a database file with <text:span text:style-name="T4">ham_create</text:span>. The functions are declared in <text:span text:style-name="T2">hamsterdb.h</text:span> as follows:</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7">ham_status_t</text:p>
          </table:table-cell>
          <table:table-cell table:style-name="Tabelle1.A1" office:value-type="string">
            <text:p text:style-name="P7">ham_new</text:p>
          </table:table-cell>
          <table:table-cell table:style-name="Tabelle1.A1" office:value-type="string">
            <text:p text:style-name="P7">ham_db_t **db</text:p>
          </table:table-cell>
        </table:table-row>
        <table:table-row>
          <table:table-cell table:style-name="Tabelle1.A1" office:value-type="string">
            <text:p text:style-name="P7">ham_status_t</text:p>
          </table:table-cell>
          <table:table-cell table:style-name="Tabelle1.A1" office:value-type="string">
            <text:p text:style-name="P7">ham_create</text:p>
          </table:table-cell>
          <table:table-cell table:style-name="Tabelle1.A1" office:value-type="string">
            <text:p text:style-name="P7">ham_db_t *db, const char *filename, ham_u32_t flags, ham_u32_t mode</text:p>
          </table:table-cell>
        </table:table-row>
        <table:table-row>
          <table:table-cell table:style-name="Tabelle1.A1" office:value-type="string">
            <text:p text:style-name="P7">ham_status_t</text:p>
          </table:table-cell>
          <table:table-cell table:style-name="Tabelle1.A1" office:value-type="string">
            <text:p text:style-name="P7">ham_create_ex</text:p>
          </table:table-cell>
          <table:table-cell table:style-name="Tabelle1.A1" office:value-type="string">
            <text:p text:style-name="P7">ham_db_t *db, const char *filename, ham_u32_t flags, ham_u32_t mode, ham_u16_t pagesize, ham_u16_t keysize, ham_size_t cachesize</text:p>
          </table:table-cell>
        </table:table-row>
      </table:table>
      <text:p text:style-name="P2"/>
      <text:p text:style-name="P2"><text:span text:style-name="T1">ham_create</text:span> supports a lot of different options, and the extended version <text:span text:style-name="T1">ham_create_ex</text:span> supports even more. In daily life, however, none of them are important for you, and you usually don't need to specify flags, page size, key size and cache size. If you nevertheless want to know their meaning, look at the API documentation of <text:span text:style-name="T1">ham_create</text:span> and <text:span text:style-name="T1">ham_create_ex</text:span>. Also, the FAQ (<text:a xlink:type="simple" xlink:href="http://www.hamsterdb.com/?page=faq">http://www.hamsterdb.com/?page=faq</text:a>) answers questions about the page size, key size and the cache size.</text:p>
      <text:p text:style-name="P2">The <text:span text:style-name="T1">mode</text:span> specifies the file access rights for the newly created file. On Linux and Unix, they are the same parameter as you'd give <text:span text:style-name="T2">chmod</text:span> to change the access rights. If you do not know what to specify, then an (octal) 0664 might be ok for you - this gives read/write-rights to your own user and all users in the same group, and read-only-rights for everybody else. </text:p>
      <text:p text:style-name="P2">On Microsoft Windows the mode parameter is ignored.</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on <text:a xlink:type="simple" xlink:href="http://www.hamsterdb.com/?page=doc">http://www.hamsterdb.com/?page=doc</text:a>.</text:p>
      <text:h text:style-name="Heading_20_2" text:outline-level="2">Creating an In-Memory-Database</text:h>
      <text:p text:style-name="P2">In-Memory-Databases are not written to disk but hold in memory (RAM). Since RAM access is a lot faster than disk access, in-memory-databases offer a big performance boost. On the other hand, the size of RAM is quite limited compared to the size of modern hard drives. And there's another disadvantage - if you close the database, the whole data is lost, because it's not written to disk.</text:p>
      <text:p text:style-name="P2">Nevertheless, because of the speed advantage, in-memory-databases are great for temporary, smaller databases.</text:p>
      <text:p text:style-name="P2">To create an in-memory-database, call <text:span text:style-name="T1">ham_create</text:span> with the flag <text:span text:style-name="T4">HAM_IN_MEMORY_DB</text:span>.</text:p>
      <text:p text:style-name="P2">Since in-memory-databases are not written to disk, the <text:span text:style-name="T1">filename</text:span>-parameter is ignored and should be <text:span text:style-name="T1">NULL</text:span>. Also, know that the cachesize (which can be specified with <text:span text:style-name="T1">ham_create_ex</text:span>) must be 0, and the flag <text:span text:style-name="T1">HAM_CACHE_STRICT</text:span> is forbidden.</text:p>
      <text:p text:style-name="P2">Here is a small snippet to create an in-memory-database:</text:p>
      <text:p text:style-name="Sourcecode">if ((st=ham_create(db, NULL, HAM_IN_MEMORY_DB,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process. First, we have to allocate a database handle, then we open the database file. We already know how to allocate the handle (<text:span text:style-name="T1">ham_new</text:span>). To open the database file, there are two API functions: <text:span text:style-name="T1">ham_open</text:span> and the extended version <text:span text:style-name="T1">ham_open_ex</text:span>.</text:p>
      <text:p text:style-name="Text_20_body"/>
      <table:table table:name="Tabelle2" table:style-name="Tabelle2">
        <table:table-column table:style-name="Tabelle2.A"/>
        <table:table-column table:style-name="Tabelle2.B"/>
        <table:table-column table:style-name="Tabelle2.C"/>
        <table:table-row>
          <table:table-cell table:style-name="Tabelle2.A1" office:value-type="string">
            <text:p text:style-name="P8">ham_status_t</text:p>
          </table:table-cell>
          <table:table-cell table:style-name="Tabelle2.A1" office:value-type="string">
            <text:p text:style-name="P8">ham_open</text:p>
          </table:table-cell>
          <table:table-cell table:style-name="Tabelle2.A1" office:value-type="string">
            <text:p text:style-name="P8">ham_db_t *db, const char *filename, ham_u32_t flags</text:p>
          </table:table-cell>
        </table:table-row>
        <table:table-row>
          <table:table-cell table:style-name="Tabelle2.A1" office:value-type="string">
            <text:p text:style-name="P8">ham_status_t</text:p>
          </table:table-cell>
          <table:table-cell table:style-name="Tabelle2.A1" office:value-type="string">
            <text:p text:style-name="P8">ham_open_ex</text:p>
          </table:table-cell>
          <table:table-cell table:style-name="Tabelle2.A1" office:value-type="string">
            <text:p text:style-name="P8">ham_db_t *db, const char *filename, ham_u32_t flags, ham_size_t cachesize</text:p>
          </table:table-cell>
        </table:table-row>
      </table:table>
      <text:p text:style-name="Text_20_body"/>
      <text:p text:style-name="Text_20_body">Similar to <text:span text:style-name="T1">ham_create</text:span> and <text:span text:style-name="T1">ham_create_ex</text:span>, you usually do not need to specify the cache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h text:style-name="Heading_20_1" text:outline-level="1">Overwriting the Comparison Function</text:h>
      <text:p text:style-name="Text_20_body">When you insert keys and records in the database, all keys are automatically sorted. The default sort function is based on memcmp and sorts the key's byte array in an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d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4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Note that the layout of integers in memory is endian-dependent. If you copy your database from an Intel PC to an IBM PowerPC system, you will encounter strange behaviour, because the sorting will fail. To be on the safe side, you should always explicitely set the endianess of your data, i.e. by using ntohs or similar functions provided by your environment. (You can also use the hamsterdb endian macros defined in src/endian.h.) In this example, the endianness of the data is ignored.</text:p>
      <text:p text:style-name="Sourcecode">#include &lt;stdio.h&gt; <text:s/>// for printf<text:line-break/>#include &lt;stdlib.h&gt; // for exit<text:line-break/>#include &lt;ham/hamsterdb.h&gt;</text:p>
      <text:p text:style-name="P9">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9"><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one for the record - initialize them and then call ham_insert.</text:p>
      <text:p text:style-name="Text_20_body">Please note that the second parameter of ham_insert is a reserved value; you should always set it to NULL.</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tuple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Sourcecode">if ((st=ham_insert(db, NULL, &amp;key, &amp;record, 0))!=HAM_SUCCESS) {<text:line-break/> <text:s text:c="7"/>printf(“ham_insert failed: %d (%s)\n“, st, ham_strerror(st));<text:line-break/> <text:s text:c="7"/>exit(-1);<text:line-break/>}</text:p>
      <text:p text:style-name="Text_20_body">ham_insert fails and returns error HAM_DUPLICATE_KEY if an item with this key already exists. To overwrite an existing item, specify the flag HAM_OVERWRITE.</text:p>
      <text:h text:style-name="Heading_20_1" text:outline-level="1">Deleting Database Items</text:h>
      <text:p text:style-name="Text_20_body">The API function ham_erase deletes a database item. It receives four parameters, of which two (reserved and flags) so far are always NULL.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Sourcecode">if ((st=ham_erase(db, NULL, &amp;key, 0))!=HAM_SUCCESS) <text:s/>{<text:line-break/> <text:s text:c="7"/>printf(“ham_insert failed: %d (%s)\n“, st, ham_strerror(st));<text:line-break/> <text:s text:c="7"/>exit(-1);<text:line-break/>}</text:p>
      <text:p text:style-name="Text_20_body">If you followed our tutorial, then the item "color"/"green" is now deleted from the database. A subsequent ham_find on that value will fail with HAM_KEY_NOT_FOUND.</text:p>
      <text:p text:style-name="Text_20_body">If you try to delete an item which does not exist, hamsterdb will return HAM_KEY_NOT_FOUND.</text:p>
      <text:h text:style-name="Heading_20_1" text:outline-level="1">Looking up Database Items</text:h>
      <text:p text:style-name="Text_20_body">The function for looking up database items is called ham_find. This function receives five parameters, of which two (reserved and flags) are always empty. The third parameter (key) receives a pointer to a filled out ham_key_t structure; if the key is found, the record of this key is returned in parameter 4 (record).</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Sourcecode">if ((st=ham_find(db, NULL, &amp;key, &amp;record, 0))!=HAM_SUCCESS) {<text:line-break/> <text:s text:c="7"/>printf(“ham_find failed: %d (%s)\n“, st, ham_strerror(st));<text:line-break/> <text:s text:c="7"/>exit(-1);<text:line-break/>}</text:p>
      <text:p text:style-name="Text_20_body">If you followed our tutorial, then record.data will now point to "green" and record.size will be 6.</text:p>
      <text:p text:style-name="Text_20_body">Please keep in mind that record-&gt;data is a temporary pointer which is allocated by hamsterdb. Other calls to hamsterdb API functions can overwrite this pointer. If you want to avoid this behaviour, you can allocate the pointer on your own and set the flag HAM_RECORD_USER_ALLOC.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And you can also use a cursor to look up a key, or to replace, delete and insert items.</text:p>
      <text:h text:style-name="Heading_20_2" text:outline-level="2">Creating a Database Cursor</text:h>
      <text:h text:style-name="Heading_20_2" text:outline-level="2">Moving Database Cursors</text:h>
      <text:h text:style-name="Heading_20_2" text:outline-level="2">Inserting Database Items with Cursors</text:h>
      <text:h text:style-name="Heading_20_2" text:outline-level="2">Replacing Database Items with Cursors</text:h>
      <text:h text:style-name="Heading_20_2" text:outline-level="2">Looking up Database Items with Cursors</text:h>
      <text:h text:style-name="Heading_20_2" text:outline-level="2">Deleting Database Items with Cursors</text:h>
      <text:h text:style-name="Heading_20_2" text:outline-level="2">Closing a Database Cursor</text:h>
      <text:h text:style-name="Heading_20_1" text:outline-level="1">Close a Database</text:h>
      <text:h text:style-name="Heading_20_1" text:outline-level="1">Appendix I: The GNU General Public License</text:h>
      <text:h text:style-name="Heading_20_1" text:outline-level="1">Appendix II: The GNU Free Documentation License</text:h>
      <text:h text:style-name="Heading_20_1" text:outline-level="1">General 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4-22T18:41:42</dc:date>
    <dc:language>de-DE</dc:language>
    <meta:editing-cycles>14</meta:editing-cycles>
    <meta:editing-duration>PT53M4S</meta:editing-duration>
    <meta:user-defined meta:name="Info 1"/>
    <meta:user-defined meta:name="Info 2"/>
    <meta:user-defined meta:name="Info 3"/>
    <meta:user-defined meta:name="Info 4"/>
    <meta:document-statistic meta:table-count="2" meta:image-count="0" meta:object-count="0" meta:page-count="10" meta:paragraph-count="173" meta:word-count="3016" meta:character-count="17917"/>
  </office:meta>
</office:document-meta>
</file>